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8.088cm" fo:min-width="17.05cm" fo:padding-top="0.151cm" fo:padding-bottom="0.151cm" fo:padding-left="0.276cm" fo:padding-right="0.276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.853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dee6ef" draw:textarea-horizontal-align="justify" draw:textarea-vertical-align="middle" draw:auto-grow-height="false" fo:min-height="5.76cm" fo:min-width="1.053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.987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dee6ef" draw:textarea-horizontal-align="justify" draw:textarea-vertical-align="middle" draw:auto-grow-height="false" fo:min-height="5.956cm" fo:min-width="1.052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79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4.888cm" fo:min-width="1.413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4.596cm" fo:min-width="0.904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.603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dee6ef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cccccc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602cm" svg:height="8.39cm" draw:transform="skewX (0.00331612557878923) translate (2.56cm 0.11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387cm" svg:height="1.27cm" svg:x="8.41cm" svg:y="2.48cm">
          <text:p text:style-name="P2"><text:span text:style-name="T1">Producer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387cm" svg:height="1.27cm" svg:x="8.41cm" svg:y="4.067cm">
          <text:p text:style-name="P2"><text:span text:style-name="T1">Producer-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387cm" svg:height="1.27cm" svg:x="8.41cm" svg:y="5.655cm">
          <text:p text:style-name="P2"><text:span text:style-name="T1">Producer-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587cm" svg:height="6.044cm" svg:x="0.6cm" svg:y="1.61cm">
          <text:p text:style-name="P4"><text:span text:style-name="T2">Remote</text:span></text:p>
          <text:p text:style-name="P4"><text:span text:style-name="T2">Network</text:span></text:p>
          <text:p text:style-name="P4"><text:span text:style-name="T2">Access</text:span></text:p>
          <text:p text:style-name="P4"><text:span text:style-name="T2"/></text:p>
          <text:p text:style-name="P4"><text:span text:style-name="T2">API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0.887cm" svg:y1="3.197cm" svg:x2="11.901cm" svg:y2="3.217cm">
          <text:p/>
        </draw:line>
        <draw:frame draw:style-name="gr5" draw:text-style-name="P7" draw:layer="layout" svg:width="3.81cm" svg:height="0.962cm" svg:x="8.41cm" svg:y="7.007cm">
          <draw:text-box>
            <text:p>. . . </text:p>
          </draw:text-box>
        </draw:frame>
        <draw:custom-shape draw:style-name="gr6" draw:text-style-name="P3" draw:layer="layout" svg:width="2.521cm" svg:height="1.27cm" svg:x="14.901cm" svg:y="2.772cm">
          <text:p text:style-name="P2"><text:span text:style-name="T1">Consumer-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21cm" svg:height="1.27cm" svg:x="14.901cm" svg:y="4.359cm">
          <text:p text:style-name="P2"><text:span text:style-name="T1">Consumer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21cm" svg:height="1.27cm" svg:x="14.901cm" svg:y="5.947cm">
          <text:p text:style-name="P2"><text:span text:style-name="T1">Consumer-3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81cm" svg:height="0.962cm" svg:x="14.979cm" svg:y="7.347cm">
          <draw:text-box>
            <text:p>. . . </text:p>
          </draw:text-box>
        </draw:frame>
        <draw:line draw:style-name="gr4" draw:text-style-name="P6" draw:layer="layout" svg:x1="10.887cm" svg:y1="4.697cm" svg:x2="11.967cm" svg:y2="4.699cm">
          <text:p/>
        </draw:line>
        <draw:line draw:style-name="gr4" draw:text-style-name="P6" draw:layer="layout" svg:x1="10.887cm" svg:y1="6.297cm" svg:x2="11.967cm" svg:y2="6.292cm">
          <text:p/>
        </draw:line>
        <draw:line draw:style-name="gr4" draw:text-style-name="P6" draw:layer="layout" svg:x1="10.887cm" svg:y1="7.397cm" svg:x2="11.945cm" svg:y2="7.398cm">
          <text:p/>
        </draw:line>
        <draw:custom-shape draw:style-name="gr7" draw:text-style-name="P5" draw:layer="layout" svg:width="1.586cm" svg:height="6.24cm" svg:x="20.6cm" svg:y="1.61cm">
          <text:p text:style-name="P4"><text:span text:style-name="T2">Remote</text:span></text:p>
          <text:p text:style-name="P4"><text:span text:style-name="T2">Network</text:span></text:p>
          <text:p text:style-name="P4"><text:span text:style-name="T2">Access</text:span></text:p>
          <text:p text:style-name="P4"><text:span text:style-name="T2"/></text:p>
          <text:p text:style-name="P4"><text:span text:style-name="T2">API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7.472cm" svg:y1="5.157cm" svg:x2="20.627cm" svg:y2="5.175cm">
          <text:p/>
        </draw:line>
        <draw:frame draw:style-name="gr8" draw:text-style-name="P7" draw:layer="layout" svg:width="10.974cm" svg:height="1.129cm" svg:x="6.015cm" svg:y="0.544cm">
          <draw:text-box>
            <text:p>Parallel Stream Processing System</text:p>
          </draw:text-box>
        </draw:frame>
        <draw:custom-shape draw:style-name="gr9" draw:text-style-name="P8" draw:layer="layout" svg:width="1.946cm" svg:height="6.283cm" svg:x="11.91cm" svg:y="1.94cm">
          <text:p text:style-name="P2"><text:span text:style-name="T1">Map</text:span></text:p>
          <text:p text:style-name="P2"><text:span text:style-name="T1">Cache</text:span></text:p>
          <text:p text:style-name="P2"><text:span text:style-name="T1">Dicts</text:span></text:p>
          <draw:enhanced-geometry svg:viewBox="0 0 88 21600" draw:glue-points="44 ?f6 44 0 0 10800 44 21600 88 10800" draw:text-areas="0 ?f6 88 ?f3" draw:type="can" draw:modifiers="2548.296228986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6" draw:layer="layout" svg:x1="17.423cm" svg:y1="3.455cm" svg:x2="20.627cm" svg:y2="3.457cm">
          <text:p/>
        </draw:line>
        <draw:frame draw:style-name="gr10" draw:text-style-name="P9" draw:layer="layout" svg:width="3.157cm" svg:height="0.683cm" svg:x="17.344cm" svg:y="2.627cm">
          <draw:text-box>
            <text:p><text:span text:style-name="T3">Submit q1 &amp; 2</text:span></text:p>
          </draw:text-box>
        </draw:frame>
        <draw:line draw:style-name="gr4" draw:text-style-name="P6" draw:layer="layout" svg:x1="13.887cm" svg:y1="3.205cm" svg:x2="14.901cm" svg:y2="3.225cm">
          <text:p/>
        </draw:line>
        <draw:line draw:style-name="gr4" draw:text-style-name="P6" draw:layer="layout" svg:x1="13.887cm" svg:y1="4.705cm" svg:x2="14.967cm" svg:y2="4.707cm">
          <text:p/>
        </draw:line>
        <draw:line draw:style-name="gr4" draw:text-style-name="P6" draw:layer="layout" svg:x1="13.887cm" svg:y1="6.305cm" svg:x2="14.967cm" svg:y2="6.3cm">
          <text:p/>
        </draw:line>
        <draw:line draw:style-name="gr4" draw:text-style-name="P6" draw:layer="layout" svg:x1="13.887cm" svg:y1="7.405cm" svg:x2="14.945cm" svg:y2="7.406cm">
          <text:p/>
        </draw:line>
        <draw:frame draw:style-name="gr10" draw:text-style-name="P9" draw:layer="layout" svg:width="3.127cm" svg:height="0.683cm" svg:x="17.345cm" svg:y="4.528cm">
          <draw:text-box>
            <text:p><text:span text:style-name="T3">Submit q1 &amp; 2</text:span></text:p>
          </draw:text-box>
        </draw:frame>
        <draw:frame draw:style-name="gr10" draw:text-style-name="P9" draw:layer="layout" svg:width="3.157cm" svg:height="0.683cm" svg:x="17.345cm" svg:y="5.928cm">
          <draw:text-box>
            <text:p><text:span text:style-name="T3">Submit q1 &amp; 2</text:span></text:p>
          </draw:text-box>
        </draw:frame>
        <draw:line draw:style-name="gr4" draw:text-style-name="P6" draw:layer="layout" svg:x1="17.423cm" svg:y1="6.656cm" svg:x2="20.627cm" svg:y2="6.658cm">
          <text:p/>
        </draw:line>
        <draw:custom-shape draw:style-name="gr11" draw:text-style-name="P8" draw:layer="layout" svg:width="1.437cm" svg:height="5.928cm" svg:x="6.32cm" svg:y="2.296cm">
          <text:p text:style-name="P2"><text:span text:style-name="T1">Batch</text:span></text:p>
          <text:p text:style-name="P2"><text:span text:style-name="T1">Cache</text:span></text:p>
          <text:p text:style-name="P2"><text:span text:style-name="T1">Queue</text:span></text:p>
          <draw:enhanced-geometry svg:viewBox="0 0 88 21600" draw:glue-points="44 ?f6 44 0 0 10800 44 21600 88 10800" draw:text-areas="0 ?f6 88 ?f3" draw:type="can" draw:modifiers="2548.296228986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6" draw:layer="layout" svg:x1="7.487cm" svg:y1="3.205cm" svg:x2="8.501cm" svg:y2="3.225cm">
          <text:p/>
        </draw:line>
        <draw:line draw:style-name="gr4" draw:text-style-name="P6" draw:layer="layout" svg:x1="7.487cm" svg:y1="4.705cm" svg:x2="8.567cm" svg:y2="4.707cm">
          <text:p/>
        </draw:line>
        <draw:line draw:style-name="gr4" draw:text-style-name="P6" draw:layer="layout" svg:x1="7.487cm" svg:y1="6.305cm" svg:x2="8.567cm" svg:y2="6.3cm">
          <text:p/>
        </draw:line>
        <draw:line draw:style-name="gr4" draw:text-style-name="P6" draw:layer="layout" svg:x1="7.487cm" svg:y1="7.405cm" svg:x2="8.545cm" svg:y2="7.406cm">
          <text:p/>
        </draw:line>
        <draw:custom-shape draw:style-name="gr12" draw:text-style-name="P3" draw:layer="layout" svg:width="2.137cm" svg:height="1.27cm" svg:x="3.28cm" svg:y="4.156cm">
          <text:p text:style-name="P2"><text:span text:style-name="T1">Reader</text:span></text:p>
          <text:p text:style-name="P2"><text:span text:style-name="T1">Thread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5.187cm" svg:y1="4.706cm" svg:x2="6.267cm" svg:y2="4.708cm">
          <text:p/>
        </draw:line>
        <draw:line draw:style-name="gr4" draw:text-style-name="P6" draw:layer="layout" svg:x1="2.187cm" svg:y1="4.707cm" svg:x2="3.267cm" svg:y2="4.70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86cm" fo:page-height="9.3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4-18T23:15:28.010730941</meta:creation-date>
    <dc:date>2022-04-25T21:42:14.235760440</dc:date>
    <meta:editing-duration>PT21M25S</meta:editing-duration>
    <meta:editing-cycles>6</meta:editing-cycles>
    <meta:generator>LibreOffice/7.0.4.2$MacOSX_X86_64 LibreOffice_project/dcf040e67528d9187c66b2379df5ea4407429775</meta:generator>
    <meta:document-statistic meta:object-count="35"/>
  </office:meta>
</office:document-meta>
</file>